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2" style:family="paragraph">
      <style:paragraph-properties fo:margin-left="0cm" fo:margin-right="0cm" fo:text-indent="0cm"/>
      <style:text-properties fo:color="#ffffff" style:font-name="Arial Black1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style:font-name="Arial Black" fo:font-size="60pt" fo:font-weight="bold" style:font-size-asian="60pt" style:font-size-complex="60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1" fo:font-size="60pt" fo:font-weight="bold" style:font-size-asian="60pt" style:font-size-complex="60pt"/>
    </style:style>
    <style:style style:name="T2" style:family="text">
      <style:text-properties fo:color="#ffffff" style:font-name="Arial Black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 Chrystus</text:span><text:span text:style-name="T1"><text:line-break/></text:span><text:span text:style-name="T1">to panów Pan,</text:span><text:span text:style-name="T1"><text:line-break/></text:span><text:span text:style-name="T1">i całej ziemi Król</text:span><text:span text:style-name="T1"><text:line-break/></text:span><text:span text:style-name="T1">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1"><text:span text:style-name="T2">Jedyny Pan,</text:span><text:span text:style-name="T2"><text:line-break/></text:span><text:span text:style-name="T2">Władca narodów,</text:span><text:span text:style-name="T2"><text:line-break/></text:span><text:span text:style-name="T2">Jedyny Pan i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1"><text:span text:style-name="T2">W innym imieniu,</text:span><text:span text:style-name="T2"><text:line-break/></text:span><text:span text:style-name="T2">nie ma zbawienia,</text:span><text:span text:style-name="T2"><text:line-break/></text:span><text:span text:style-name="T2">bo Jezus to panów Pan</text:span><text:span text:style-name="T2"><text:line-break/></text:span><text:span text:style-name="T2">Jezus to panów Pan,</text:span><text:span text:style-name="T2"><text:line-break/></text:span><text:span text:style-name="T2">Jezus to panów 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Alleluja, alleluja,</text:span><text:span text:style-name="T1"><text:line-break/></text:span><text:span text:style-name="T1">alleluja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4T13:08:25</meta:creation-date>
    <dc:date>2015-06-01T22:51:50.033000000</dc:date>
    <dc:language>pl-PL</dc:language>
    <meta:editing-cycles>20</meta:editing-cycles>
    <meta:editing-duration>PT24M15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